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803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6.692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Default"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cognoms</text:p>
          </table:table-cell>
          <table:table-cell office:value-type="string">
            <text:p>nif</text:p>
          </table:table-cell>
          <table:table-cell office:value-type="string">
            <text:p>adreça</text:p>
          </table:table-cell>
          <table:table-cell office:value-type="string">
            <text:p>poblacio</text:p>
          </table:table-cell>
          <table:table-cell table:style-name="Default" office:value-type="string">
            <text:p>codipostal</text:p>
          </table:table-cell>
          <table:table-cell table:style-name="Default" office:value-type="string">
            <text:p>data_naixement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fael</text:p>
          </table:table-cell>
          <table:table-cell office:value-type="string">
            <text:p>Sanchez Martin</text:p>
          </table:table-cell>
          <table:table-cell office:value-type="string">
            <text:p>53224789A</text:p>
          </table:table-cell>
          <table:table-cell office:value-type="string">
            <text:p>Plaça Catalunya, 3-1º-1ª</text:p>
          </table:table-cell>
          <table:table-cell office:value-type="string">
            <text:p>Matadepera</text:p>
          </table:table-cell>
          <table:table-cell office:value-type="string">
            <text:p>08035</text:p>
          </table:table-cell>
          <table:table-cell office:value-type="date" office:date-value="1956-03-07">
            <text:p>07/03/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ba</text:p>
          </table:table-cell>
          <table:table-cell office:value-type="string">
            <text:p>Carrera Bosch</text:p>
          </table:table-cell>
          <table:table-cell office:value-type="string">
            <text:p>61398532B</text:p>
          </table:table-cell>
          <table:table-cell office:value-type="string">
            <text:p>Carrer de Llull, 68-2º-2ª</text:p>
          </table:table-cell>
          <table:table-cell office:value-type="string">
            <text:p>Martorell</text:p>
          </table:table-cell>
          <table:table-cell office:value-type="string">
            <text:p>08760</text:p>
          </table:table-cell>
          <table:table-cell office:value-type="date" office:date-value="1973-11-23">
            <text:p>23/11/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istina</text:p>
          </table:table-cell>
          <table:table-cell office:value-type="string">
            <text:p>Talens Garcia</text:p>
          </table:table-cell>
          <table:table-cell office:value-type="string">
            <text:p>12678965C</text:p>
          </table:table-cell>
          <table:table-cell office:value-type="string">
            <text:p>Carretera Sentmenat, 30-3º-2ª</text:p>
          </table:table-cell>
          <table:table-cell office:value-type="string">
            <text:p>Ripollet</text:p>
          </table:table-cell>
          <table:table-cell office:value-type="string">
            <text:p>08291</text:p>
          </table:table-cell>
          <table:table-cell office:value-type="date" office:date-value="1963-01-12">
            <text:p>12/01/6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ejandro</text:p>
          </table:table-cell>
          <table:table-cell office:value-type="string">
            <text:p>Vidal Marti</text:p>
          </table:table-cell>
          <table:table-cell office:value-type="string">
            <text:p>38629035D</text:p>
          </table:table-cell>
          <table:table-cell office:value-type="string">
            <text:p>Carrer del Bruc, 1-5º-4ª</text:p>
          </table:table-cell>
          <table:table-cell office:value-type="string">
            <text:p>Rubi</text:p>
          </table:table-cell>
          <table:table-cell office:value-type="string">
            <text:p>08191</text:p>
          </table:table-cell>
          <table:table-cell office:value-type="date" office:date-value="1980-04-03">
            <text:p>03/04/8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oan Manuel</text:p>
          </table:table-cell>
          <table:table-cell office:value-type="string">
            <text:p>Pitarch Grau</text:p>
          </table:table-cell>
          <table:table-cell office:value-type="string">
            <text:p>79651234E</text:p>
          </table:table-cell>
          <table:table-cell office:value-type="string">
            <text:p>Carrer Santa Ana, 76-2º-7ª</text:p>
          </table:table-cell>
          <table:table-cell office:value-type="string">
            <text:p>Mollet del Valles</text:p>
          </table:table-cell>
          <table:table-cell office:value-type="string">
            <text:p>08100</text:p>
          </table:table-cell>
          <table:table-cell office:value-type="date" office:date-value="1979-06-17">
            <text:p>17/06/7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aume</text:p>
          </table:table-cell>
          <table:table-cell office:value-type="string">
            <text:p>Perez Martí</text:p>
          </table:table-cell>
          <table:table-cell office:value-type="string">
            <text:p>45237865F</text:p>
          </table:table-cell>
          <table:table-cell office:value-type="string">
            <text:p>Travessera de Gracia, 25</text:p>
          </table:table-cell>
          <table:table-cell office:value-type="string">
            <text:p>Granollers</text:p>
          </table:table-cell>
          <table:table-cell office:value-type="string">
            <text:p>08000</text:p>
          </table:table-cell>
          <table:table-cell office:value-type="date" office:date-value="1975-12-06">
            <text:p>06/12/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rsula</text:p>
          </table:table-cell>
          <table:table-cell office:value-type="string">
            <text:p>Sanchez Diaz</text:p>
          </table:table-cell>
          <table:table-cell office:value-type="string">
            <text:p>83459217G</text:p>
          </table:table-cell>
          <table:table-cell office:value-type="string">
            <text:p>Carrer de Terol, 37-9º-3ª</text:p>
          </table:table-cell>
          <table:table-cell office:value-type="string">
            <text:p>Polinya</text:p>
          </table:table-cell>
          <table:table-cell office:value-type="string">
            <text:p>08213</text:p>
          </table:table-cell>
          <table:table-cell office:value-type="date" office:date-value="1963-05-27">
            <text:p>27/05/6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uria</text:p>
          </table:table-cell>
          <table:table-cell office:value-type="string">
            <text:p>Peiró Bochons</text:p>
          </table:table-cell>
          <table:table-cell office:value-type="string">
            <text:p>76358357H</text:p>
          </table:table-cell>
          <table:table-cell office:value-type="string">
            <text:p>Carrer de Balmes, 85-2º-4ª</text:p>
          </table:table-cell>
          <table:table-cell office:value-type="string">
            <text:p>Sentmenat</text:p>
          </table:table-cell>
          <table:table-cell office:value-type="string">
            <text:p>08181</text:p>
          </table:table-cell>
          <table:table-cell office:value-type="date" office:date-value="1987-11-30">
            <text:p>30/11/8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ere</text:p>
          </table:table-cell>
          <table:table-cell office:value-type="string">
            <text:p>Rambla Alcolea</text:p>
          </table:table-cell>
          <table:table-cell office:value-type="string">
            <text:p>84574368I</text:p>
          </table:table-cell>
          <table:table-cell office:value-type="string">
            <text:p>Carrer Valencia, 12-5º-8ª</text:p>
          </table:table-cell>
          <table:table-cell office:value-type="string">
            <text:p>Vacarisses</text:p>
          </table:table-cell>
          <table:table-cell office:value-type="string">
            <text:p>08233</text:p>
          </table:table-cell>
          <table:table-cell office:value-type="date" office:date-value="1947-10-12">
            <text:p>12/10/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ul</text:p>
          </table:table-cell>
          <table:table-cell office:value-type="string">
            <text:p>Garzon Martinez</text:p>
          </table:table-cell>
          <table:table-cell office:value-type="string">
            <text:p>57124684J</text:p>
          </table:table-cell>
          <table:table-cell office:value-type="string">
            <text:p>Avinguda de Vallcarca, 34-8º-4ª</text:p>
          </table:table-cell>
          <table:table-cell office:value-type="string">
            <text:p>Terrassa</text:p>
          </table:table-cell>
          <table:table-cell office:value-type="string">
            <text:p>08001</text:p>
          </table:table-cell>
          <table:table-cell office:value-type="date" office:date-value="1950-08-19">
            <text:p>19/08/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rena</text:p>
          </table:table-cell>
          <table:table-cell office:value-type="string">
            <text:p>Lopez Suarez</text:p>
          </table:table-cell>
          <table:table-cell office:value-type="string">
            <text:p>56336743K</text:p>
          </table:table-cell>
          <table:table-cell office:value-type="string">
            <text:p>Rambla de Volart, 65-1º-8ª</text:p>
          </table:table-cell>
          <table:table-cell office:value-type="string">
            <text:p>Sabadell</text:p>
          </table:table-cell>
          <table:table-cell office:value-type="string">
            <text:p>08002</text:p>
          </table:table-cell>
          <table:table-cell office:value-type="date" office:date-value="1967-09-09">
            <text:p>09/09/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ntiago</text:p>
          </table:table-cell>
          <table:table-cell office:value-type="string">
            <text:p>Romero Giner</text:p>
          </table:table-cell>
          <table:table-cell office:value-type="string">
            <text:p>12577569L</text:p>
          </table:table-cell>
          <table:table-cell office:value-type="string">
            <text:p>Carrer de Lope de Vega, 9</text:p>
          </table:table-cell>
          <table:table-cell office:value-type="string">
            <text:p>Montcada i Reixac</text:p>
          </table:table-cell>
          <table:table-cell office:value-type="string">
            <text:p>08110</text:p>
          </table:table-cell>
          <table:table-cell office:value-type="date" office:date-value="1980-05-15">
            <text:p>15/05/8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ria</text:p>
          </table:table-cell>
          <table:table-cell office:value-type="string">
            <text:p>Bueno Garcia</text:p>
          </table:table-cell>
          <table:table-cell office:value-type="string">
            <text:p>34674538M</text:p>
          </table:table-cell>
          <table:table-cell office:value-type="string">
            <text:p>Avinguda de Pallars, 7-10º-2ª</text:p>
          </table:table-cell>
          <table:table-cell office:value-type="string">
            <text:p>Cerdanyola del Valles</text:p>
          </table:table-cell>
          <table:table-cell office:value-type="string">
            <text:p>08290</text:p>
          </table:table-cell>
          <table:table-cell office:value-type="date" office:date-value="1967-06-25">
            <text:p>25/06/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rgi</text:p>
          </table:table-cell>
          <table:table-cell office:value-type="string">
            <text:p>Blasco Piquer</text:p>
          </table:table-cell>
          <table:table-cell office:value-type="string">
            <text:p>34521498N</text:p>
          </table:table-cell>
          <table:table-cell office:value-type="string">
            <text:p>Passeig del Taulat, 25-2º-6ª</text:p>
          </table:table-cell>
          <table:table-cell office:value-type="string">
            <text:p>Sabadell</text:p>
          </table:table-cell>
          <table:table-cell office:value-type="string">
            <text:p>08002</text:p>
          </table:table-cell>
          <table:table-cell office:value-type="date" office:date-value="1952-04-13">
            <text:p>13/04/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rta</text:p>
          </table:table-cell>
          <table:table-cell office:value-type="string">
            <text:p>Climent Soler</text:p>
          </table:table-cell>
          <table:table-cell office:value-type="string">
            <text:p>54267579O</text:p>
          </table:table-cell>
          <table:table-cell office:value-type="string">
            <text:p>Carrer del Mar, 56-1º-6ª</text:p>
          </table:table-cell>
          <table:table-cell office:value-type="string">
            <text:p>Granollers</text:p>
          </table:table-cell>
          <table:table-cell office:value-type="string">
            <text:p>08000</text:p>
          </table:table-cell>
          <table:table-cell office:value-type="date" office:date-value="1975-02-03">
            <text:p>03/02/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oelia</text:p>
          </table:table-cell>
          <table:table-cell office:value-type="string">
            <text:p>Martin Marsa</text:p>
          </table:table-cell>
          <table:table-cell office:value-type="string">
            <text:p>55497425P</text:p>
          </table:table-cell>
          <table:table-cell office:value-type="string">
            <text:p>Carrer de la Mare de Deu del Carme, 28</text:p>
          </table:table-cell>
          <table:table-cell office:value-type="string">
            <text:p>Sant Celoni</text:p>
          </table:table-cell>
          <table:table-cell office:value-type="string">
            <text:p>08470</text:p>
          </table:table-cell>
          <table:table-cell office:value-type="date" office:date-value="1950-03-02">
            <text:p>02/03/5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arme</text:p>
          </table:table-cell>
          <table:table-cell office:value-type="string">
            <text:p>Pasqual Perez</text:p>
          </table:table-cell>
          <table:table-cell office:value-type="string">
            <text:p>12368448Q</text:p>
          </table:table-cell>
          <table:table-cell office:value-type="string">
            <text:p>Carrer del Progres, 7-5º-2ª</text:p>
          </table:table-cell>
          <table:table-cell office:value-type="string">
            <text:p>Esparreguera</text:p>
          </table:table-cell>
          <table:table-cell office:value-type="string">
            <text:p>08292</text:p>
          </table:table-cell>
          <table:table-cell office:value-type="date" office:date-value="1953-09-15">
            <text:p>15/09/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sep</text:p>
          </table:table-cell>
          <table:table-cell office:value-type="string">
            <text:p>Morales Martinez</text:p>
          </table:table-cell>
          <table:table-cell office:value-type="string">
            <text:p>56553468R</text:p>
          </table:table-cell>
          <table:table-cell office:value-type="string">
            <text:p>Avinguda del Maresme, 29-4º-8ª</text:p>
          </table:table-cell>
          <table:table-cell office:value-type="string">
            <text:p>Martorell</text:p>
          </table:table-cell>
          <table:table-cell office:value-type="string">
            <text:p>08760</text:p>
          </table:table-cell>
          <table:table-cell office:value-type="date" office:date-value="1965-08-20">
            <text:p>20/08/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saac</text:p>
          </table:table-cell>
          <table:table-cell office:value-type="string">
            <text:p>Martinez Fernandez</text:p>
          </table:table-cell>
          <table:table-cell office:value-type="string">
            <text:p>56219647S</text:p>
          </table:table-cell>
          <table:table-cell office:value-type="string">
            <text:p>Carrer de Colom, 16-7º-9ª</text:p>
          </table:table-cell>
          <table:table-cell office:value-type="string">
            <text:p>Viladecans</text:p>
          </table:table-cell>
          <table:table-cell office:value-type="string">
            <text:p>08840</text:p>
          </table:table-cell>
          <table:table-cell office:value-type="date" office:date-value="1971-10-13">
            <text:p>13/10/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oan</text:p>
          </table:table-cell>
          <table:table-cell office:value-type="string">
            <text:p>Lopez Andres</text:p>
          </table:table-cell>
          <table:table-cell office:value-type="string">
            <text:p>97535798T</text:p>
          </table:table-cell>
          <table:table-cell office:value-type="string">
            <text:p>Avinguda dels Vents, 2</text:p>
          </table:table-cell>
          <table:table-cell office:value-type="string">
            <text:p>Viladecavalls</text:p>
          </table:table-cell>
          <table:table-cell office:value-type="string">
            <text:p>08232</text:p>
          </table:table-cell>
          <table:table-cell office:value-type="date" office:date-value="1945-12-23">
            <text:p>23/12/4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13/02/2012</text:date>, <text:time>08:48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 Fernández</meta:initial-creator>
    <meta:creation-date>2012-02-10T12:35:34.90</meta:creation-date>
    <dc:date>2012-02-11T12:13:42.81</dc:date>
    <dc:creator>Ana Fernández</dc:creator>
    <meta:editing-duration>PT16M35S</meta:editing-duration>
    <meta:editing-cycles>5</meta:editing-cycles>
    <meta:generator>OpenOffice.org/3.3$Win32 OpenOffice.org_project/330m20$Build-9567</meta:generator>
    <meta:document-statistic meta:table-count="3" meta:cell-count="168" meta:object-count="0"/>
  </office:meta>
</office:document-meta>
</file>